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Preformatted_20_Text">
      <style:paragraph-properties fo:margin-top="0in" fo:margin-bottom="0.1965in" fo:padding="0.0193in" fo:border="0.0008in solid #d9d9e3"/>
    </style:style>
    <style:style style:name="P7" style:family="paragraph" style:parent-style-name="Preformatted_20_Text" style:list-style-name="L2">
      <style:paragraph-properties fo:margin-top="0in" fo:margin-bottom="0.1965in" fo:padding="0.0193in" fo:border="0.0008in solid #d9d9e3"/>
    </style:style>
    <style:style style:name="P8" style:family="paragraph" style:parent-style-name="Preformatted_20_Text">
      <style:paragraph-properties fo:padding="0.0193in" fo:border="0.0008in solid #d9d9e3"/>
    </style:style>
    <style:style style:name="P9" style:family="paragraph" style:parent-style-name="Preformatted_20_Text" style:list-style-name="L2">
      <style:paragraph-properties fo:padding="0.0193in" fo:border="0.0008in solid #d9d9e3"/>
    </style:style>
    <style:style style:name="P10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Хуки - полная информация</text:p>
      <text:p text:style-name="P1">ChatGPT</text:p>
      <text:p text:style-name="P2">ChatGPT</text:p>
      <text:p text:style-name="P3">Хуки (hooks) в WordPress - это механизм, позволяющий добавлять или изменять функциональность сайта без изменения основного кода WordPress. Они позволяют вам встраиваться в определенные точки выполнения кода (то есть, в определенные моменты времени) и выполнять свои действия.</text:p>
      <text:h text:style-name="P10" text:outline-level="3">Виды хуков:</text:h>
      <text:list xml:id="list457354834315749171" text:style-name="L1">
        <text:list-item>
          <text:p text:style-name="P4"><text:span text:style-name="Strong_20_Emphasis">Action Hooks (Хуки действий):</text:span> Позволяют выполнять действия в определенные моменты времени в процессе выполнения кода WordPress. Например: <text:span text:style-name="Source_20_Text">wp_head</text:span>, <text:span text:style-name="Source_20_Text">wp_footer</text:span>, <text:span text:style-name="Source_20_Text">init</text:span>, <text:span text:style-name="Source_20_Text">save_post</text:span>.</text:p>
        </text:list-item>
        <text:list-item>
          <text:p text:style-name="P4"><text:span text:style-name="Strong_20_Emphasis">Filter Hooks (Фильтры):</text:span> Позволяют изменять данные, возвращаемые WordPress или другими плагинами/темами до их вывода. Например: <text:span text:style-name="Source_20_Text">the_content</text:span>, <text:span text:style-name="Source_20_Text">the_title</text:span>, <text:span text:style-name="Source_20_Text">excerpt_length</text:span>.</text:p>
        </text:list-item>
      </text:list>
      <text:h text:style-name="P10" text:outline-level="3">Использование хуков:</text:h>
      <text:list xml:id="list6948901895716829042" text:style-name="L2">
        <text:list-item>
          <text:p text:style-name="P5"><text:span text:style-name="Strong_20_Emphasis">Добавление действий:</text:span></text:p>
          <text:p text:style-name="P9">phpCopy code</text:p>
          <text:p text:style-name="P7"><text:span text:style-name="Source_20_Text">add_action('action_hook_name', 'function_name');</text:span></text:p>
          <text:p text:style-name="P5">Это добавляет функцию <text:span text:style-name="Source_20_Text">function_name</text:span> для выполнения в момент срабатывания хука <text:span text:style-name="Source_20_Text">action_hook_name</text:span>.</text:p>
        </text:list-item>
        <text:list-item>
          <text:p text:style-name="P5"><text:span text:style-name="Strong_20_Emphasis">Добавление фильтров:</text:span></text:p>
          <text:p text:style-name="P9">phpCopy code</text:p>
          <text:p text:style-name="P7"><text:span text:style-name="Source_20_Text">add_filter('filter_hook_name', 'function_name');</text:span></text:p>
          <text:p text:style-name="P5">Это добавляет функцию <text:span text:style-name="Source_20_Text">function_name</text:span> для изменения данных, передаваемых через фильтр <text:span text:style-name="Source_20_Text">filter_hook_name</text:span>.</text:p>
        </text:list-item>
        <text:list-item>
          <text:p text:style-name="P5"><text:span text:style-name="Strong_20_Emphasis">Вызов действия внутри темы или плагина:</text:span></text:p>
          <text:p text:style-name="P9">phpCopy code</text:p>
          <text:p text:style-name="P7"><text:span text:style-name="Source_20_Text">do_action('action_hook_name');</text:span></text:p>
          <text:p text:style-name="P5">Это вызывает все функции, добавленные к указанному хуку.</text:p>
        </text:list-item>
        <text:list-item>
          <text:p text:style-name="P5"><text:span text:style-name="Strong_20_Emphasis">Применение фильтра:</text:span></text:p>
          <text:p text:style-name="P9">phpCopy code</text:p>
          <text:p text:style-name="P7"><text:span text:style-name="Source_20_Text">apply_filters('filter_hook_name', $data);</text:span></text:p>
          <text:p text:style-name="P5">Это применяет все функции фильтра к указанным данным и возвращает измененные данные.</text:p>
        </text:list-item>
      </text:list>
      <text:h text:style-name="P10" text:outline-level="3">Пример использования хуков:</text:h>
      <text:p text:style-name="P8">phpCopy code</text:p>
      <text:p text:style-name="P8"><text:span text:style-name="Source_20_Text">// Добавление действия к хуку</text:span></text:p>
      <text:p text:style-name="P8"><text:span text:style-name="Source_20_Text">add_action('wp_footer', 'my_custom_function');</text:span></text:p>
      <text:p text:style-name="P8"><text:soft-page-break/></text:p>
      <text:p text:style-name="P8"><text:span text:style-name="Source_20_Text">// Создание функции для выполнения при срабатывании хука</text:span></text:p>
      <text:p text:style-name="P8"><text:span text:style-name="Source_20_Text">function my_custom_function() {</text:span></text:p>
      <text:p text:style-name="P8"><text:span text:style-name="Source_20_Text"><text:s text:c="4"/>echo 'Hello from my custom function!';</text:span></text:p>
      <text:p text:style-name="P6"><text:span text:style-name="Source_20_Text">}</text:span></text:p>
      <text:p text:style-name="P3">Хуки - это мощный инструмент для изменения функциональности WordPress без изменения основного кода. Они позволяют плагинам и темам быть более гибкими и расширяемы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1:56:47.35</dc:date>
    <meta:document-statistic meta:table-count="0" meta:image-count="0" meta:object-count="0" meta:page-count="2" meta:paragraph-count="33" meta:word-count="214" meta:character-count="1754"/>
    <dc:creator>Dima Wide</dc:creator>
    <meta:user-defined meta:name="Info 1"/>
    <meta:user-defined meta:name="Info 2"/>
    <meta:user-defined meta:name="Info 3"/>
    <meta:user-defined meta:name="Info 4"/>
  </office:meta>
</office:document-meta>
</file>